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B0000036D0E195363.png"/>
  <manifest:file-entry manifest:media-type="image/png" manifest:full-path="Pictures/10000000000002330000030F5AE39787.png"/>
  <manifest:file-entry manifest:media-type="image/png" manifest:full-path="Pictures/1000000000000362000001C5DD1892E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Heading_20_1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h text:style-name="P2" text:outline-level="1">YAGEO general purpose class 2 SMD</text:h>
      <text:p text:style-name="P1"><draw:frame draw:style-name="fr1" draw:name="graphics1" text:anchor-type="as-char" svg:width="11.919cm" svg:height="16.575cm" draw:z-index="0"><draw:image xlink:href="Pictures/10000000000002330000030F5AE39787.png" xlink:type="simple" xlink:show="embed" xlink:actuate="onLoad"/></draw:frame></text:p>
      <text:p text:style-name="P1">CC</text:p>
      <text:p text:style-name="P1">0603</text:p>
      <text:p text:style-name="P1">K</text:p>
      <text:p text:style-name="P1">R</text:p>
      <text:p text:style-name="P1">X7R</text:p>
      <text:p text:style-name="P1">7</text:p>
      <text:p text:style-name="P1">BB</text:p>
      <text:p text:style-name="P1">103</text:p>
      <text:p text:style-name="P1"/>
      <text:p text:style-name="P1"><text:soft-page-break/><draw:frame draw:style-name="fr2" draw:name="graphics2" text:anchor-type="as-char" svg:width="17.59cm" svg:height="9.199cm" draw:z-index="2"><draw:image xlink:href="Pictures/1000000000000362000001C5DD1892EF.png" xlink:type="simple" xlink:show="embed" xlink:actuate="onLoad"/></draw:frame></text:p>
      <text:h text:style-name="Heading_20_2" text:outline-level="2"><text:soft-page-break/>Thickness</text:h>
      <text:p text:style-name="P1"><draw:frame draw:style-name="fr3" draw:name="graphics3" text:anchor-type="as-char" svg:y="0cm" svg:width="10.054cm" svg:height="18.565cm" draw:z-index="1"><draw:image xlink:href="Pictures/10000000000001DB0000036D0E195363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is </meta:initial-creator>
    <meta:creation-date>2017-05-10T06:40:22.30</meta:creation-date>
    <meta:generator>OpenOffice/4.1.2$Win32 OpenOffice.org_project/412m3$Build-9782</meta:generator>
    <dc:date>2017-05-10T07:08:57.62</dc:date>
    <dc:creator>Boris </dc:creator>
    <meta:editing-duration>PT28M33S</meta:editing-duration>
    <meta:editing-cycles>4</meta:editing-cycles>
    <meta:document-statistic meta:table-count="0" meta:image-count="3" meta:object-count="0" meta:page-count="3" meta:paragraph-count="13" meta:word-count="15" meta:character-count="62"/>
  </office:meta>
</office:document-meta>
</file>